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8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0833in"/>
    </style:style>
    <style:style style:name="rststyle-rststyle-table-1.B" style:family="table-column">
      <style:table-column-properties style:column-width="6.2500in"/>
    </style:style>
    <style:style style:name="rststyle-rststyle-table-2" style:family="table">
      <style:table-properties table:align="left" fo:margin-top="0in" fo:margin-bottom="0.10in" style:width="8.3333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2.0833in"/>
    </style:style>
    <style:style style:name="rststyle-rststyle-table-2.B" style:family="table-column">
      <style:table-column-properties style:column-width="6.2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ext:p text:style-name="rststyle-table-title">Temel Kavramlar</text:p>
      <table:table table:name="rststyle-rststyle-table-1" table:style-name="rststyle-rststyle-table-1">
        <text:span text:style-name="rststyle-strong">Temel Kavramlar</text:span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]</text:span>
        <text:span text:style-name="rststyle-whitespace"> </text:span>
        <text:span text:style-name="rststyle-operator">&amp;&amp;</text:span>
        <text:span text:style-name="rststyle-whitespace"> </text:span>
        <text:span text:style-name="rststyle-name">
          <text:span text:style-name="rststyle-builtin">echo</text:span>
        </text:span>
        <text:span text:style-name="rststyle-whitespace"> </text:span>
        <text:span text:style-name="rststyle-whitespace"> </text:span>
        <text:span text:style-name="rststyle-operator">||</text:span>
        <text:span text:style-name="rststyle-whitespace"> </text:span>
        <text:span text:style-name="rststyle-name">
          <text:span text:style-name="rststyle-builtin">echo</text:span>
        </text:span>
        <text:span text:style-name="rststyle-whitespace">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kök dizin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span text:style-name="rststyle-whitespace">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list text:style-name="rststyle-bulletlist">
            <text:list-item>
              <text:p text:style-name="rststyle-bulletitem">Burada debian yerine devuan yapmak isterseniz depo adresi olarak <text:span text:style-name="rststyle-strong">https://pkgmaster.devuan.org/merged</text:span> yazabilirsiniz.</text:p>
            </text:list-item>
            <text:list-item>
              <text:p text:style-name="rststyle-bulletitem">Bazı durumlarda gpg hatası alabilirsiniz. Bunu gidermek için <text:span text:style-name="rststyle-strong">--no-check-gpg</text:span> parametresini eklemeniz gerekir.</text:p>
            </text:list-item>
            <text:list-item>
              <text:p text:style-name="rststyle-bulletitem">Burada debian yerine ubuntu yapmak isterseniz depo adresi olarak <text:span text:style-name="rststyle-strong">http://archive.ubuntu.com/ubuntu/</text:span> yazabilirsiniz. Kod adını da ona uygun olarak değiştirmelisiniz.</text:p>
            </text:list-item>
            <text:list-item>
              <text:p text:style-name="rststyle-bulletitem"><text:span text:style-name="rststyle-strong">--no-merged-usr</text:span> parametresi <text:span text:style-name="rststyle-strong">usrmerge</text:span> olarak kurulmasını engeller. Usrmerge kapatmanızı öneririm. Eğer daha sonra açmak isterseniz usrmerge paketini kurabilirsiniz.</text:p>
            </text:list-item>
          </text:list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/mnt/$i; done</ns0:p>
          <text:span text:style-name="rststyle-whitespace"> </text:span>
          <text:span text:style-name="rststyle-keyword">for</text:span>
          <text:span text:style-name="rststyle-whitespace"> </text:span>
          <text:span text:style-name="rststyle-whitespace"> </text:span>
          <text:span text:style-name="rststyle-keyword">in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;</text:span>
          <text:span text:style-name="rststyle-whitespace"> </text:span>
          <text:span text:style-name="rststyle-keyword">do</text:span>
          <text:span text:style-name="rststyle-whitespace"> </text:span>
          <text:span text:style-name="rststyle-whitespace"> </text:span>
          <text:span text:style-name="rststyle-whitespace"> </text:span>
          <text:span text:style-name="rststyle-name">
            <text:span text:style-name="rststyle-builtin">bind</text:span>
          </text:span>
          <text:span text:style-name="rststyle-whitespace"> </text:span>
          <text:span text:style-name="rststyle-name">
            <text:span text:style-name="rststyle-variable">$i</text:span>
          </text:span>
          <text:span text:style-name="rststyle-whitespace">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whitespace"> 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 Chroota girdikten hemen sonra <text:span text:style-name="rststyle-strong">profile</text:span> dosyamızı etkin hale getirelim.</text:p>
            </text:list-item>
          </text:list>
          <ns0:p ns0:style-name="rststyle-codeblock">$ chroot /mnt /bin/bash<ns0:line-break/>$ source /etc/profile # (Bu komut chroot içerisinde çalıştırılmalı)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source</text:span>
          </text:span>
          <text:span text:style-name="rststyle-whitespace"> </text:span>
          <text:span text:style-name="rststyle-whitespace"> </text:span>
          <text:span text:style-name="rststyle-comment">
            <text:span text:style-name="rststyle-single"># (Bu komut chroot içerisinde çalıştırılmalı)</text:span>
          </text:span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$ mount -t efivarfs efivarfs /sys/firmware/efi/efivars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comment">
            <text:span text:style-name="rststyle-single"># uefi ve legacy için ortak olan kısım
</text:span>
         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bluez-firmware firmware-amd-graphics firmware-atheros \<ns0:line-break/><ns0:s ns0:c="6"/>firmware-b43-installer firmware-b43legacy-installer firmware-bnx2 \<ns0:line-break/><ns0:s ns0:c="6"/>firmware-bnx2x firmware-brcm80211 firmware-cavium firmware-intel-sound \<ns0:line-break/><ns0:s ns0:c="6"/>firmware-intelwimax firmware-ipw2x00 firmware-ivtv firmware-iwlwifi \<ns0:line-break/><ns0:s ns0:c="6"/>firmware-libertas firmware-linux firmware-linux-free firmware-linux-nonfree \<ns0:line-break/><ns0:s ns0:c="6"/>firmware-misc-nonfree firmware-myricom firmware-netxen firmware-qlogic \<ns0:line-break/><ns0:s ns0:c="6"/>firmware-ralink firmware-realtek firmware-samsung firmware-siano \<ns0:line-break/><ns0:s ns0:c="6"/>firmware-ti-connectivity firmware-zd1211 zd1211-firmware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number">0</text:span>
          </text:span>
          <text:span text:style-name="rststyle-whitespace">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comment">
            <text:span text:style-name="rststyle-single"># giriş ekranı olarak lightdm yerine istediğinizi kurabilirsiniz.</text:span>
          </text:span>
          <text:p text:style-name="rststyle-table-title">Masaüstü kurulumu</text:p>
          <table:table table:name="rststyle-rststyle-table-2" table:style-name="rststyle-rststyle-table-2">
            <text:span text:style-name="rststyle-strong">Masaüstü kurulumu</text:span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  <table:table-row>
              <table:table-cell table:style-name="rststyle-rststyle-table-2.A1" office:value-type="string">
                <text:p text:style-name="rststyle-textbody">budgie</text:p>
              </table:table-cell>
              <table:table-cell table:style-name="rststyle-rststyle-table-2.A1" office:value-type="string">
                <text:p text:style-name="rststyle-textbody">apt-get install budgie-desktop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audio,video,plugdev,floppy -s /bin/bash<ns0:line-break/>$ passwd kullanıcıadı # kullanıcıya parola atamak için<ns0:line-break/>$ passwd root # root kullancısına parola atamak için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comment">
            <text:span text:style-name="rststyle-single"># kullanıcıya parola atamak için
</text:span>
    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comment">
            <text:span text:style-name="rststyle-single"># root kullancısına parola atamak için</text:span>
          </text:span>
          <text:list text:style-name="rststyle-enumlist-arabic">
            <text:list-item>
              <text:p text:style-name="rststyle-enumitem">Network-manager kuralım.</text:p>
            </text:list-item>
          </text:list>
          <ns0:p ns0:style-name="rststyle-codeblock"># Bunu tüm kullanıcılar kurmalıdır.<ns0:line-break/>$ apt-get install network-manager<ns0:line-break/># Bunu kde ve gnome kullanıcılarının kurmasına gerek yok.<ns0:line-break/>$ apt-get install network-manager-gnome</ns0:p>
          <text:span text:style-name="rststyle-comment">
            <text:span text:style-name="rststyle-single"># Bunu tüm kullanıcılar kurmalıdır.
</text:span>
    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comment">
            <text:span text:style-name="rststyle-single"># Bunu kde ve gnome kullanıcılarının kurmasına gerek yok.
</text:span>
          </text:span>
          <text:span text:style-name="rststyle-whitespace">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Sudo kurulumu ve ayarlamasını yapabilirsiniz (Tavsiye etmem :D)</text:p>
            </text:list-item>
          </text:list>
          <ns0:p ns0:style-name="rststyle-codeblock">$ apt-get install sudo<ns0:line-break/>$ usermod -aG sudo kullanıcıadı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Dil ve klavye ayarlarını yapabiliriz. Türkçe Q klavye için klavye varyantı boş bırakılmalıdır. Türkçe F klavye için varyant kısmına f yazılmalıdır.</text:p>
            </text:list-item>
          </text:list>
          <ns0:p ns0:style-name="rststyle-codeblock">$ dpkg-reconfigure locales # dil ayarı için<ns0:line-break/>$ nano /etc/default/keyboard # bu dosyayı düzenleyin ve kaydedin.</ns0:p>
          <text:span text:style-name="rststyle-whitespace"> </text:span>
          <text:span text:style-name="rststyle-whitespace"> </text:span>
          <text:span text:style-name="rststyle-whitespace"> </text:span>
          <text:span text:style-name="rststyle-comment">
            <text:span text:style-name="rststyle-single"># dil ayarı için
</text:span>
    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comment">
            <text:span text:style-name="rststyle-single"># bu dosyayı düzenleyin ve kaydedin.</text:span>
          </text:span>
          <text:list text:style-name="rststyle-enumlist-arabic">
            <text:list-item>
              <text:p text:style-name="rststyle-enumitem">Grub ekranındaki bekleme süresini kapatabilirsiniz. (isteğe bağlı)</text:p>
            </text:list-item>
          </text:list>
          <text:p text:style-name="rststyle-textbody">Eğer <text:span text:style-name="rststyle-strong">0</text:span> ayarlarsanız grub ekranı gözükmez. <text:span text:style-name="rststyle-strong">-1</text:span> yaparsanız siz tuşa basana kadar sürekli olarak gözükür.</text:p>
          <ns0:p ns0:style-name="rststyle-codeblock">$ sed -i "s/^GRUB_TIMEOUT=.*/GRUB_TIMEOUT=0/g" /etc/default/grub</ns0:p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double">"s/^GRUB_TIMEOUT=.*/GRUB_TIMEOUT=0/g"</text:span>
            </text:span>
          </text:span>
          <text:span text:style-name="rststyle-whitespace">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span text:style-name="rststyle-whitespace"> </text:span>
        <text:span text:style-name="rststyle-whitespace"> </text:span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9-18T21:54:16</meta:creation-date>
    <dc:creator>a</dc:creator>
    <dc:date>2023-09-18T21:54:16</dc:date>
    <dc:language>en-US</dc:language>
    <meta:editing-cycles>1</meta:editing-cycles>
    <meta:editing-duration>PT00M01S</meta:editing-duration>
    <dc:title>debian kurulumu</dc:title>
  </office:meta>
</office:document-meta>
</file>